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WHAT THE REDEEMED ARE TO DO (107:1, 8, 15, 21-22, 31-32, 42-4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WHAT THE REDEEMED ARE TO DO (107:1, 8, 15, 21-22, 31-32, 42-4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are to give thanks to the Lord, praising him for his love (107:1, 8, 15, 21, 31-32, 42-4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are to sacrifice to the Lord (107:2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07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WHAT THE REDEEMED ARE TO DO (107:1, 8, 15, 21-22, 31-32, 42-4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WHY THE REDEEMED ARE TO DO IT (107:2-7, 9-14, 16-20, 23-30, 33-41): The psalmist reviews Israel's sin and God's grace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WHY THE REDEEMED ARE TO DO IT (107:2-7, 9-14, 16-20, 23-30, 33-41): The psalmist reviews Israel's sin and God's grace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Israel's sin in spite of God's grace (107:10-12, 17, 34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Israel's sin in spite of God's grace (107:10-12, 17, 34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y sit in darkness and gloom (107: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y rebel against his words (107:11, 17, 3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y despise his counsel (107:11-12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WHY THE REDEEMED ARE TO DO IT (107:2-7, 9-14, 16-20, 23-30, 33-41): The psalmist reviews Israel's sin and God's grace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Israel's sin in spite of God's grace (107:10-12, 17, 34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God's grace in spite of Israel's sin (107:2-7, 9, 13-14, 16, 18-20, 23-30, 33-41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God's grace in spite of Israel's sin (107:2-7, 9, 13-14, 16, 18-20, 23-30, 33-41)<text:s text:c="1"/></text:span><text:span text:style-name="a515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He gathers them (107:3-4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He feeds and leads them (107:5-7, 9, 13-14, 33, 35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He heals them with his voice (107:20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e saves them from imprisonment, death, and trouble (107:2, 16, 18-20, 23-30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e gives them abundant flocks and crops (107:36-41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WHY THE REDEEMED ARE TO DO IT (107:2-7, 9-14, 16-20, 23-30, 33-41): The psalmist reviews Israel's sin and God's grace: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Israel's sin in spite of God's grace (107:10-12, 17, 34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God's grace in spite of Israel's sin (107:2-7, 9, 13-14, 16, 18-20, 23-30, 33-41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PSALM 107<text:s text:c="1"/>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WHAT THE REDEEMED ARE TO DO (107:1, 8, 15, 21-22, 31-32, 42-43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WHY THE REDEEMED ARE TO DO IT (107:2-7, 9-14, 16-20, 23-30, 33-41): The psalmist reviews Israel's sin and God's grace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7 </dc:title>
    <meta:initial-creator>David STRICKLAND</meta:initial-creator>
    <dc:creator>David STRICKLAND</dc:creator>
    <meta:creation-date>2020-02-23T23:20:35Z</meta:creation-date>
    <dc:date>2020-02-23T23:20:36Z</dc:date>
    <meta:template xlink:href="BibleStudy" xlink:type="simple"/>
    <meta:editing-cycles>1</meta:editing-cycles>
    <meta:editing-duration>PT0S</meta:editing-duration>
    <meta:document-statistic meta:paragraph-count="29" meta:word-count="481"/>
  </office:meta>
</office:document-meta>
</file>